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368c6e5"/>
    </style:style>
    <style:style style:name="P2" style:family="paragraph" style:parent-style-name="Text_20_body">
      <style:text-properties officeooo:paragraph-rsid="03ae769f"/>
    </style:style>
    <style:style style:name="P3" style:family="paragraph" style:parent-style-name="Text_20_body">
      <style:text-properties officeooo:rsid="03af4d0c" officeooo:paragraph-rsid="03af4d0c"/>
    </style:style>
    <style:style style:name="P4" style:family="paragraph" style:parent-style-name="Text_20_body" style:list-style-name="L1">
      <style:text-properties officeooo:paragraph-rsid="03ae769f"/>
    </style:style>
    <style:style style:name="P5" style:family="paragraph" style:parent-style-name="Text_20_body" style:list-style-name="L2">
      <style:text-properties officeooo:paragraph-rsid="03ae769f"/>
    </style:style>
    <style:style style:name="P6" style:family="paragraph" style:parent-style-name="Text_20_body" style:list-style-name="L2">
      <style:text-properties officeooo:rsid="0005d700" officeooo:paragraph-rsid="03ae769f"/>
    </style:style>
    <style:style style:name="P7" style:family="paragraph" style:parent-style-name="Text_20_body" style:list-style-name="L3">
      <style:text-properties officeooo:paragraph-rsid="03ae769f"/>
    </style:style>
    <style:style style:name="P8" style:family="paragraph" style:parent-style-name="Text_20_body">
      <style:paragraph-properties fo:break-before="page"/>
      <style:text-properties fo:font-style="normal" officeooo:rsid="0351ea90" officeooo:paragraph-rsid="03ae769f" style:font-style-asian="normal" style:font-style-complex="normal"/>
    </style:style>
    <style:style style:name="P9" style:family="paragraph" style:parent-style-name="Title" style:master-page-name="Standard">
      <style:paragraph-properties style:page-number="auto"/>
      <style:text-properties officeooo:paragraph-rsid="03ae769f"/>
    </style:style>
    <style:style style:name="T1" style:family="text">
      <style:text-properties fo:font-size="10.5pt" officeooo:rsid="03ae769f" style:font-size-asian="10.5pt" style:font-size-complex="10.5pt"/>
    </style:style>
    <style:style style:name="T2" style:family="text">
      <style:text-properties fo:font-style="normal" officeooo:rsid="0351ea90" style:font-style-asian="normal" style:font-style-complex="normal"/>
    </style:style>
    <style:style style:name="T3" style:family="text">
      <style:text-properties fo:font-style="normal" officeooo:rsid="00087a04" style:font-style-asian="normal" style:font-style-complex="normal"/>
    </style:style>
    <style:style style:name="T4" style:family="text">
      <style:text-properties fo:font-style="normal" officeooo:rsid="03af6fe0"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3af6fe0" style:font-style-asian="italic" style:font-style-complex="italic"/>
    </style:style>
    <style:style style:name="T7" style:family="text">
      <style:text-properties fo:font-style="italic" officeooo:rsid="03b0f0f6" style:font-style-asian="italic" style:font-style-complex="italic"/>
    </style:style>
    <style:style style:name="T8" style:family="text">
      <style:text-properties officeooo:rsid="00058e8b"/>
    </style:style>
    <style:style style:name="T9" style:family="text">
      <style:text-properties officeooo:rsid="0007cf0a"/>
    </style:style>
    <style:style style:name="T10" style:family="text">
      <style:text-properties officeooo:rsid="000628d6"/>
    </style:style>
    <style:style style:name="T11" style:family="text">
      <style:text-properties officeooo:rsid="03af6fe0"/>
    </style:style>
    <style:style style:name="T12" style:family="text">
      <style:text-properties officeooo:rsid="03b0ca7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gradecimiento<text:span text:style-name="T8">s</text:span></text:p>
      <text:p text:style-name="P2"/>
      <text:p text:style-name="P3">Más de mil quinientas personas han participado en las diferentes fases de este proceso que <text:span text:style-name="T9">sintetizamos aquí </text:span>pero que no ha concluido. Queremos dar las gracias a todas ellas por su esfuerzo y apoyo, sin el cual no se habría podido realizar esta obra colectiva. <text:span text:style-name="T9">R</text:span>esulta imposible agradecer todos y cada uno de los miles de detalles que construyeron esta realidad, aunque sí deseábamos hacer explícito nuestro reconocimiento a las personas que más han dedicado amor y <text:span text:style-name="T9">vida </text:span>para impulsar este proceso. Sirvan estas páginas como reconocimiento <text:span text:style-name="T9">incompleto </text:span>de su aportación y complicidad.</text:p>
      <text:p text:style-name="P2">Un agradecimiento especialmente caluroso a los compañeros y compañeras de movimientos sociales ecuatorianos que han participado en el proceso, como Milton Cerda (por su compañerismo y articulación política), Rubén Zavala y Beatriz Herrero, <text:span text:style-name="T9">de </text:span>Infodesarrollo <text:span text:style-name="T9">(</text:span>por el maratón de talleres en el territorio y su sintonía con el proyecto), Rafael Bonifaz y Charles Escobar <text:span text:style-name="T9">de </text:span>ASLE <text:span text:style-name="T9">(</text:span>por su visión política y por las redes tejidas), Luis Felipe Ogaz (que abrió Diabluma a investigadores y activistas del Buen Conocer), José Luis Jácome, Tania Navarrete y Diego Morales, <text:span text:style-name="T9">de DOGMA</text:span> (por su inspiración y complicidad por la cultura libre), Valeria Betancourt, <text:span text:style-name="T9">de </text:span>APC, Carlos Correa, <text:span text:style-name="T9">de </text:span>CC Ecuador <text:span text:style-name="T9">(</text:span>por creer desde el inicio en el proyecto), Santiago García Gago (por su gran apoyo inicial y amistad) y Clara Robayo, <text:span text:style-name="T9">de </text:span>Radialistas, entre otros. También <text:s/>a quienes desde las instituciones aportaron su visión, estrategia y voluntad, como Carlos Prieto, Guillaume Long y René Ramírez.</text:p>
      <text:p text:style-name="P2"><text:span text:style-name="T11">Extendemos este agradecimiento </text:span>a las personas que han apoyado el proceso Buen Conocer / FLOK Society con emoción y dedicación, presencialmente, en redes y desde todos los rincones del mundo, como Jhanilka Torres (por su energía y amistad), Tatiana Avendaño (por su complicidad y visión), Bernardo Gutiérrez (por su vitalidad multitareas y su articulación tecnopolítica global), Txema <text:span text:style-name="T9">Laullón </text:span>(por su experiencia como abogado tecnopolítico), Martha Jiménez (por su alegría y eficiente ayuda adminis<text:soft-page-break/>trativa), Ricardo Poppi (por su entusiasmo y apoyo político desde Brasil), Nathalia Sánchez (por su incondicionalidad y saber hacer), David Harvey (y nuestro debate sobre Marx y Copyright), Pilar Sáenz (por su dedicación y cariño), Pedro Soler (por sus aportes al proceso y las fiestas que lo animaban), Carolina Botero (por estar ahí cuando hay que estar), Jorge Gemetto (por sus muchas aportaciones), Hugo Baronti (por su compañerismo y gran visión) y Antonio LaFuente (por su sensibilidad y confianza).</text:p>
      <text:p text:style-name="P2">Más allá de estos aportes, el proyecto ha requerido un equipo técnico competente y comprometido:</text:p>
      <text:list xml:id="list1338132944321941949" text:style-name="L1">
        <text:list-item>
          <text:p text:style-name="P4">Tecnología: Importantísima la labor del equipo <text:span text:style-name="T5">hacker</text:span>, formado por Antonio Pardo, Cristian Salamea, Néstor Mendoza, Hernán Pacheco <text:span text:style-name="T11">y</text:span> Patricio Paccha.</text:p>
        </text:list-item>
        <text:list-item>
          <text:p text:style-name="P4">Comunicación: Espectacular labor comunicativa del grupo conformado por Bethany Horne, María Cristina Martínez, Bernardo Gutiérrez, Nathalia Sánchez, Hellen Cevallos, Roberto Moreano, Dyana Miño y José Ramón Millán.</text:p>
        </text:list-item>
        <text:list-item>
          <text:p text:style-name="P4">Administración: Santiago Andrade, Jorge Andrés Delgado y Martha Jiménez realizaron una auténtica hazaña contra el aparato burocrático, apoyando al equipo de investigación y a todos los participantes. </text:p>
        </text:list-item>
        <text:list-item>
          <text:p text:style-name="P4">Traducción: Ana Cristina Benalcazar, María Agustina Uquillas, Beatriz Rivela, Juan Manuel Crespo, David Vila-Viñas, Xabier E. Barandiarán, Nathalia Sánchez, Antonio Calleja-López <text:span text:style-name="T11">y</text:span> Manuel G. Bedia.</text:p>
        </text:list-item>
        <text:list-item>
          <text:p text:style-name="P4">Producción <text:s/>general y cumbre: El dueto conformado por Tatiana Avendaño y Jhanilka Torres resolvió de forma impecable la Cumbre del Buen Conocer, como si fueran una docena.</text:p>
        </text:list-item>
        <text:list-item>
          <text:p text:style-name="P4">Apoyo producción cumbre: El apoyo de Denisse Iñiguez y Rafael Menéndez durante la cumbre fue vital.</text:p>
        </text:list-item>
        <text:list-item>
          <text:p text:style-name="P4"><text:soft-page-break/>Investigadores: Especialmente importante ha sido el trabajo del equipo de investigadores: David Vila-Viñas, Jenny Torres, Janice Figueiredo, Xabier E. Barandiarán, George Dafermos, Nicholas Anastasopoulos, Juan Manuel Crespo, Michel Bauwens, John Restakis, Daniel Araya y Paul Bouchard</text:p>
        </text:list-item>
        <text:list-item>
          <text:p text:style-name="P4">Diseño: Brillantes creaciones y aportaciones de Roberto Núñez y Augusto Basante</text:p>
        </text:list-item>
      </text:list>
      <text:p text:style-name="P2"><text:span text:style-name="T8">I</text:span>nstituciones <text:span text:style-name="T8">públicas</text:span>:</text:p>
      <text:list xml:id="list255493170972341760" text:style-name="L2">
        <text:list-item>
          <text:p text:style-name="P5">M<text:span text:style-name="T8">inisterio Coordinador de Conocimiento y Talento Humano</text:span>: Guillaume Long, Jorge Forero, María Belén Moncayo, Mariela López, Valeria Trujillo <text:span text:style-name="T8">y</text:span> Ana Cristina Robalino.</text:p>
        </text:list-item>
        <text:list-item>
          <text:p text:style-name="P5">S<text:span text:style-name="T8">ecreatía de Educación Superior, Ciencia, Tecnología e Innovación</text:span>: René Ramírez, Isabel Est<text:span text:style-name="T9">é</text:span>vez, Hernán Núñez, Rina Pazos <text:span text:style-name="T8">y Jorge Andrés Delgado.</text:span></text:p>
        </text:list-item>
        <text:list-item>
          <text:p text:style-name="P5">S<text:span text:style-name="T8">ecretaría de Planificación y Desarrollo</text:span>: Andrés Arauz <text:span text:style-name="T8">y Daniela Ruesgas.</text:span></text:p>
        </text:list-item>
        <text:list-item>
          <text:p text:style-name="P5">I<text:span text:style-name="T8">nstituto de Altos Estudios Nacionales</text:span>: Carlos Prieto <text:span text:style-name="T8">del Campo</text:span>, Freddy Álvarez, Karina Veloz, Antón Fernández de Rota, Salomé Córdova, Daniela Zambrano <text:span text:style-name="T8">y</text:span> Jesús Ramos-Martín.</text:p>
        </text:list-item>
        <text:list-item>
          <text:p text:style-name="P5">C<text:span text:style-name="T8">entro Internacional de Estudios Superiores de Comunicación para América Latina</text:span>: Francisco Sierra <text:span text:style-name="T8">y</text:span> Gabriela Coronel</text:p>
        </text:list-item>
        <text:list-item>
          <text:p text:style-name="P6">Secretaría Nacional de Administración Pública: C<text:span text:style-name="T10">h</text:span>ristian Estay y Fernando Hidalgo.</text:p>
        </text:list-item>
      </text:list>
      <text:p text:style-name="P2">A <text:span text:style-name="T9">los y las a</text:span>utor<text:span text:style-name="T9">a</text:span>s que han participado, <text:span text:style-name="T9">muchas de las cuales </text:span>se incorporaron en la Cumbre del Buen Conocer y continuaron en el proceso: Daniel Vázquez, <text:span text:style-name="T9">David Vila-Viñas, </text:span>Xabier <text:span text:style-name="T9">E. </text:span>Barandiarán, Karina Vega-Villa, Jorge Gemetto, Mariángela Petrizzo, Daniel Araya, Paul Bouchard, Juan Manuel Crespo, Michel Bauwens, Janice Figueiredo, Carolina Botero, Sylvie Durán, Bernardo Gutiérrez, Pilar Saenz, Pedro Soler, George Dafermos, José Luis <text:soft-page-break/>Vivero-Pol, Stefano Golinelli, Juan Fernando Villa-Romero, Panos Kotsampopoulos, Kostas Latoufis, Ioannis Margaris, Beatriz Rivela, Fausto Paulino Washima, Nikos Anastasopoulos, Pere Ariza-Montobbio, Jesús López, John Restakis, Alan Lazalde, Jenny Torres, Milton Cerda, María José Calderón y Marlene Cabrera.</text:p>
      <text:p text:style-name="P2">A los y las revisoras de documentos: Eternamente agradecidos a Simona Levi, David Cuartielles, Alexandra Haché, Bernardo Gutiérrez, Patricia Briceño-Castillo, Natalie Baur, Antonio Calleja-López, Ricardo Antón, Tatiana Avendaño, Xabier E. Barandiarán, Carlos Yamberla, Diego Morales, Diego González Rodríguez, Txema Laullón y Freddy Álvarez, Hannot Rodríguez, Francesco Nachira, Daniel Vázquez, Felipe Ogaz Oviedo y Carolina Miquel Pérez.</text:p>
      <text:p text:style-name="P2">A aquellos <text:span text:style-name="T9">y aquellas </text:span>contribuidor<text:span text:style-name="T9">a</text:span>s que han aportado contenidos a estos textos, <text:span text:style-name="T9">que incorporan </text:span>observaciones y comentarios de muchísimas personas, como Milton Cerda, Rubén Zavala, <text:s/>Bernardo Gutiérrez, Xabier E. Barandiarán, Dimitris Hoodakis, Richard Nelson, Juan Fernando Villaromero, Stefano Golinelli, Michel Bauwens, Daniel Araya, Selçuk Balamir, Joseph Vogel, Ampam Karkras, Ana Lucía Tasiguano, Germán <text:s/>Cachiguango, Alejandro Lema, Carlos Yamberla, Fernando Rosero, John Antón, Carlos Jara, Ruth Moya, Luis Herrera, Freddy Álvarez, Janice Figuereido, Milton Cerda, Valeria Betancourt y Tatiana Avendaño. Muy agradecidos también a todas las personas que realizaron comentarios en la fase previa (en la <text:span text:style-name="T7">w</text:span><text:span text:style-name="T5">iki</text:span>, en el <text:span text:style-name="T6">web</text:span><text:span text:style-name="T5">site</text:span>, en el <text:span text:style-name="T5">software </text:span><text:span text:style-name="T4">C</text:span>o-ment)</text:p>
      <text:p text:style-name="P2">Compañeros y compañeras de movimientos sociales, academia e instituciones que han participado en la Cumbre del Buen Conocer o en algunas partes del proyecto. Sin su contribución y participación no habría valido la pena la aventura FLOK Society / Buen Conocer:</text:p>
      <text:list xml:id="list3764405246284170850" text:style-name="L3">
        <text:list-item>
          <text:p text:style-name="P7">Ecuador: Pedro Franco, Daniela Peralvo, Karina Vega-Villa, Diane Marie, Henry Vallejo, Nelson Piedra, Vicente Córdova, Daniela Quirola, Fernando Rosero, Irene León, Carlos Yamberla, Anita Cifuentes, Tania Navarrete, Ricardo Restrepo, Diana Andrade, Jorge Concha, José Ariza, Fander Falconí, Marcela Chiloquinga, Mariana Quis<text:soft-page-break/>pillo, Napoleón Guillen Marlon Sánchez, Alejandro Bodero, Santiago del Hierro, Katty Castillo, Yadira Pluas, Inti Condo, Oscar Vera, Christian Estay, Ricardo José Quiroga, Alejandro Ochoa, Eura María Zambrano, Guido Siggcha, Alfredo Velazco, Marlene Cabrera, Mario Hidalgo, Santiago Cevallos, Luiggi Andrade, Jaime Albuja, José García, Susana Cadena, Mario Andino, Eduardo Noboa, Jasenia Jaramillo, Paulina Rodas, Jorge Andrés Delgado, José Luis Jaramillo, Rafael Rodríguez, <text:s/>Geovanna Lasso, Armando Aguilar, Paola Miño, John Antón, <text:s/>Ana Rodríguez, Paulina León, Giancarlos de Agostini, Tania Burgos-Lucero, Emérita Villareal, Franklin Columba Cuji, Fernando Nogales, Zavier Escobar, Sofía Zaragocín, Juan Álvarez, Franklin Sharupi, Fabián Navarrete, entre muchos otros. </text:p>
        </text:list-item>
        <text:list-item>
          <text:p text:style-name="P7">Región: Jorge Gemetto (Ártica), Mariángela Petrizzo, Marcelo Branco, Carolina Botero y Pilar Saenz (<text:span text:style-name="T9">Fund. </text:span>Karisma), Alicia Alcaraz, Esteban Magnani, Enrique Rosas, Alan Lazalde, Manuel Tóchez, Natacha Renn<text:span text:style-name="T12">a</text:span>, Fabricio Solagna, Ricardo Poppi, <text:s/>Santiago Hoerth, Sylvie Durán, Jean Tible, Henrique Parra, Domingo Lechón y Ciacci (SurSiendo), Henrique Parra, entre muchos otros. </text:p>
        </text:list-item>
        <text:list-item>
          <text:p text:style-name="P7"><text:span text:style-name="T2">Internacional: Txema Laullón, Pedro Soler, Robin Murray, Yann Moulier Boutang, Massimo Menichenelli, Miguel Robles Durán, David Harvey, Ioannis Margaris, Langdon Winner, Palmira Chavero, Patrick Clark, Pablo de Soto, Kostas Latoufis, Thomas Purcell, Carolina Miguel Pérez, Francesco Nachira, Jose Luis Vivero-Pol, Francesca Bria, Pere Ariza-Montobbio, Maricela Montilla, Henar Díez, Iván Orosa, Javier Toret, Jeremy Zimmermann, Víctor Sampedro, Antonio Lafuente, Robin Murray, Marguerite Mendell, John Moravec, entre muchos </text:span><text:span text:style-name="T3">y muchas</text:span><text:span text:style-name="T2"> otr</text:span><text:span text:style-name="T3">a</text:span><text:span text:style-name="T2">s. </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Nimbus Roman No9 L" fo:font-family="'Nimbus Roman No9 L'"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56cm" loext: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language="es" fo:country="ES"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499cm" fo:margin-right="0cm" fo:text-align="justify" style:justify-single-word="false" fo:hyphenation-ladder-count="no-limit" fo:text-indent="-0.499cm"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4cm" fo:margin-bottom="0.101cm" loext: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language="es" fo:country="ES"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1.016cm" fo:margin-right="1.016cm" fo:margin-top="0cm" fo:margin-bottom="0.4cm" loext:contextual-spacing="false" fo:text-align="center" style:justify-single-word="false" fo:text-indent="0cm"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762cm" fo:margin-right="0.762cm" fo:margin-top="0.965cm" fo:margin-bottom="0.508cm" loext:contextual-spacing="false" fo:text-align="center" style:justify-single-word="false" fo:orphans="2" fo:widows="2" fo:hyphenation-ladder-count="no-limit" fo:text-indent="0cm" style:auto-text-indent="false" style:page-number="auto"/>
      <style:text-properties fo:font-variant="small-caps" style:font-name="Gentium Basic" fo:font-family="'Gentium Basic'" style:font-style-name="Regular" style:font-pitch="variable" fo:font-size="125%" fo:language="es" fo:country="ES"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762cm" fo:margin-bottom="0.406cm" loext:contextual-spacing="false" fo:hyphenation-ladder-count="no-limit" style:page-number="auto"/>
      <style:text-properties style:font-name="Gentium Basic" fo:font-family="'Gentium Basic'" style:font-style-name="Regular" style:font-pitch="variable" fo:font-size="15pt" fo:language="es" fo:country="ES"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499cm" fo:margin-right="0cm" fo:margin-top="0.102cm" fo:margin-bottom="0cm" loext:contextual-spacing="false" fo:text-align="justify" style:justify-single-word="false" fo:hyphenation-ladder-count="no-limit" fo:text-indent="-0.499cm" style:auto-text-indent="false" style:page-number="auto" text:number-lines="false" text:line-number="0"/>
      <style:text-properties style:font-name="Gentium Basic" fo:font-family="'Gentium Basic'" style:font-style-name="Regular" style:font-pitch="variable" fo:font-size="9pt" fo:language="es" fo:country="ES"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965cm" fo:margin-bottom="0.508cm" loext:contextual-spacing="false" fo:text-align="center" style:justify-single-word="false" text:number-lines="false" text:line-number="0"/>
      <style:text-properties fo:font-variant="small-caps" style:font-name="Gentium Basic" fo:font-family="'Gentium Basic'" style:font-style-name="Regular" style:font-pitch="variable" fo:font-size="16pt" fo:language="es" fo:country="ES"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051cm" loext:contextual-spacing="false" fo:text-indent="0cm" style:auto-text-indent="false">
        <style:tab-stops>
          <style:tab-stop style:position="16.999cm" style:type="right" style:leader-style="dotted" style:leader-text="."/>
        </style:tab-stops>
      </style:paragraph-properties>
      <style:text-properties style:font-name="Gentium Basic" fo:font-family="'Gentium Basic'" style:font-style-name="Regular" style:font-pitch="variable" fo:language="es" fo:country="ES"/>
    </style:style>
    <style:style style:name="Contents_20_2" style:display-name="Contents 2" style:family="paragraph" style:parent-style-name="Index" style:class="index" style:master-page-name="">
      <style:paragraph-properties fo:margin-left="0.499cm" fo:margin-right="0cm" fo:margin-top="0cm" fo:margin-bottom="0.051cm" loext:contextual-spacing="false" fo:text-indent="0cm" style:auto-text-indent="false" style:page-number="auto">
        <style:tab-stops>
          <style:tab-stop style:position="16.499cm" style:type="right" style:leader-style="dotted" style:leader-text="."/>
        </style:tab-stops>
      </style:paragraph-properties>
      <style:text-properties style:font-name="Gentium Basic" fo:font-family="'Gentium Basic'" style:font-style-name="Regular" style:font-pitch="variable" fo:font-size="10.5pt" fo:language="es" fo:country="ES"/>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style:font-name="Gentium Basic" fo:font-family="'Gentium Basic'" style:font-style-name="Regular" style:font-pitch="variable" fo:language="es" fo:country="ES" style:font-size-asian="10.5pt"/>
    </style:style>
    <style:style style:name="Quotations" style:family="paragraph" style:parent-style-name="Text_20_body" style:class="html" style:master-page-name="">
      <style:paragraph-properties fo:margin-left="1cm" fo:margin-right="1cm" fo:margin-top="0cm" fo:margin-bottom="0.499cm" loext:contextual-spacing="false" fo:line-height="115%" fo:text-align="justify" style:justify-single-word="false" fo:hyphenation-ladder-count="no-limit" fo:text-indent="0cm" style:auto-text-indent="false" style:page-number="auto"/>
      <style:text-properties fo:font-size="10.5pt" fo:language="es" fo:country="ES"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813cm" fo:margin-right="0cm" fo:margin-top="0.102cm" fo:margin-bottom="0cm" loext:contextual-spacing="false" fo:line-height="100%" fo:text-indent="-0.813cm" style:auto-text-indent="false" style:page-number="auto">
        <style:tab-stops/>
      </style:paragraph-properties>
      <style:text-properties style:font-name="Gentium Basic" fo:font-family="'Gentium Basic'" style:font-style-name="Regular" style:font-pitch="variable" fo:font-size="10pt" fo:language="es" fo:country="ES"/>
    </style:style>
    <style:style style:name="Heading_20_3" style:display-name="Heading 3" style:family="paragraph" style:parent-style-name="Heading" style:next-style-name="Text_20_body" style:default-outline-level="3" style:list-style-name="Outline" style:class="text">
      <style:paragraph-properties fo:margin-top="0.66cm" fo:margin-bottom="0.356cm" loext:contextual-spacing="false"/>
      <style:text-properties style:font-name="Gentium Basic1" fo:font-family="'Gentium Basic'" style:font-style-name="Bold" style:font-pitch="variable" fo:font-size="12pt" fo:language="es" fo:country="ES"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language="es" fo:country="ES"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Gentium Basic" fo:font-family="'Gentium Basic'" style:font-style-name="Regular" style:font-pitch="variable" fo:font-size="10pt" fo:language="es" fo:country="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text-properties fo:language="es" fo:country="E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 fo:font-family="'Liberation Serif'" fo:font-size="12pt" fo:font-weight="normal"/>
    </style:style>
    <style:style style:name="Quotation" style:family="paragraph" style:parent-style-name="Normal">
      <style:paragraph-properties fo:margin-top="0.353cm" fo:margin-bottom="0.353cm" loext: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cm" fo:margin-bottom="0.965cm" loext:contextual-spacing="false" fo:text-align="center" style:justify-single-word="false" style:page-number="auto"/>
      <style:text-properties fo:font-size="10pt" style:font-size-asian="10.5pt"/>
    </style:style>
    <style:style style:name="figures" style:family="paragraph" style:parent-style-name="Text_20_body">
      <style:text-properties fo:font-size="10.5pt" fo:language="es" fo:country="ES" fo:font-style="italic"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text-properties fo:language="es" fo:country="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text-properties fo:language="es" fo:country="ES"/>
    </style:style>
    <style:style style:name="List_20_Contents" style:display-name="List Contents" style:family="paragraph" style:parent-style-name="Standard" style:class="html">
      <style:paragraph-properties fo:margin-left="1cm" fo:margin-right="0cm" fo:text-indent="0cm" style:auto-text-indent="false"/>
      <style:text-properties fo:language="es" fo:country="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language="es" fo:country="ES"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graphic-properties draw:fill="solid" draw:fill-color="#e6e6e6"/>
      <style:paragraph-properties fo:margin-left="0.762cm" fo:margin-right="0.762cm" fo:line-height="100%" fo:text-indent="0cm" style:auto-text-indent="false" style:page-number="auto" fo:background-color="#e6e6e6" fo:padding="0.203cm"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305cm" fo:margin-bottom="0.305cm" loext:contextual-spacing="false" style:page-number="auto"/>
      <style:text-properties style:font-name="Gentium Basic2" fo:font-family="'Gentium Basic'" style:font-style-name="Italic" style:font-pitch="variable" fo:font-size="10.5pt" fo:language="es" fo:country="ES" fo:font-style="normal"/>
    </style:style>
    <style:style style:name="Frame_20_contents" style:display-name="Frame contents" style:family="paragraph" style:parent-style-name="Standard" style:class="extra"/>
    <style:style style:name="autoria-marca" style:family="paragraph" style:parent-style-name="Subtitle" style:class="text">
      <style:text-properties fo:font-style="normal" style:font-size-asian="10.5pt"/>
    </style:style>
    <style:style style:name="Table" style:family="paragraph" style:parent-style-name="Caption" style:class="extra"/>
    <style:style style:name="version" style:family="paragraph" style:parent-style-name="fecha">
      <style:paragraph-properties fo:margin-top="0cm" fo:margin-bottom="0.102cm" loext:contextual-spacing="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section-id" style:family="paragraph" style:parent-style-name="version"/>
    <style:style style:name="seccion-id" style:family="paragraph" style:parent-style-name="Text_20_body" style:master-page-name="">
      <style:paragraph-properties fo:margin-top="0cm" fo:margin-bottom="0.101cm" loext: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autospace="none"/>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RTF_5f_Num_20_2_20_1" style:display-name="RTF_Num 2 1"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language="en" fo:country="GB"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draw:shadow-opacity="100%"/>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889cm"/>
      </text:outline-level-style>
      <text:outline-level-style text:level="3" text:style-name="Numbering_20_Symbols" style:num-suffix=") " style:num-format="a">
        <style:list-level-properties text:min-label-width="0.508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635cm" text:min-label-width="0.635cm"/>
        <style:text-properties style:font-name="StarSymbol"/>
      </text:list-level-style-bullet>
      <text:list-level-style-bullet text:level="2" text:style-name="RTF_5f_Num_20_2_20_2" text:bullet-char="○">
        <style:list-level-properties text:space-before="1.27cm" text:min-label-width="0.635cm"/>
        <style:text-properties style:font-name="StarSymbol"/>
      </text:list-level-style-bullet>
      <text:list-level-style-bullet text:level="3" text:style-name="RTF_5f_Num_20_2_20_3" text:bullet-char="■">
        <style:list-level-properties text:space-before="1.905cm" text:min-label-width="0.635cm"/>
        <style:text-properties style:font-name="StarSymbol"/>
      </text:list-level-style-bullet>
      <text:list-level-style-bullet text:level="4" text:style-name="RTF_5f_Num_20_2_20_4" text:bullet-char="●">
        <style:list-level-properties text:space-before="2.54cm" text:min-label-width="0.635cm"/>
        <style:text-properties style:font-name="StarSymbol"/>
      </text:list-level-style-bullet>
      <text:list-level-style-bullet text:level="5" text:style-name="RTF_5f_Num_20_2_20_5" text:bullet-char="○">
        <style:list-level-properties text:space-before="3.175cm" text:min-label-width="0.635cm"/>
        <style:text-properties style:font-name="StarSymbol"/>
      </text:list-level-style-bullet>
      <text:list-level-style-bullet text:level="6" text:style-name="RTF_5f_Num_20_2_20_6" text:bullet-char="■">
        <style:list-level-properties text:space-before="3.81cm" text:min-label-width="0.635cm"/>
        <style:text-properties style:font-name="StarSymbol"/>
      </text:list-level-style-bullet>
      <text:list-level-style-bullet text:level="7" text:style-name="RTF_5f_Num_20_2_20_7" text:bullet-char="●">
        <style:list-level-properties text:space-before="4.445cm" text:min-label-width="0.635cm"/>
        <style:text-properties style:font-name="StarSymbol"/>
      </text:list-level-style-bullet>
      <text:list-level-style-bullet text:level="8" text:style-name="RTF_5f_Num_20_2_20_8" text:bullet-char="○">
        <style:list-level-properties text:space-before="5.08cm" text:min-label-width="0.635cm"/>
        <style:text-properties style:font-name="StarSymbol"/>
      </text:list-level-style-bullet>
      <text:list-level-style-bullet text:level="9" text:style-name="RTF_5f_Num_20_2_20_9" text:bullet-char="■">
        <style:list-level-properties text:space-before="5.715cm" text:min-label-width="0.635cm"/>
        <style:text-properties style:font-name="StarSymbol"/>
      </text:list-level-style-bullet>
      <text:list-level-style-bullet text:level="10" text:style-name="RTF_5f_Num_20_2_20_10" text:bullet-char="●">
        <style:list-level-properties text:space-before="6.35cm" text:min-label-width="0.635cm"/>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3.493cm"/>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7.303cm"/>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style:text-properties fo:font-family="Verdana" style:font-family-generic="swiss"/>
      </text:list-level-style-bullet>
      <text:list-level-style-bullet text:level="3" text:style-name="List5Level2" text:bullet-char="■">
        <style:list-level-properties text:space-before="3.493cm"/>
        <style:text-properties fo:font-family="Verdana" style:font-family-generic="swiss"/>
      </text:list-level-style-bullet>
      <text:list-level-style-bullet text:level="4" text:style-name="List5Level3" text:bullet-char="●">
        <style:list-level-properties text:space-before="4.445cm"/>
        <style:text-properties fo:font-family="Verdana" style:font-family-generic="swiss"/>
      </text:list-level-style-bullet>
      <text:list-level-style-bullet text:level="5" text:style-name="List5Level4" text:bullet-char="○">
        <style:list-level-properties text:space-before="5.715cm"/>
        <style:text-properties fo:font-family="Verdana" style:font-family-generic="swiss"/>
      </text:list-level-style-bullet>
      <text:list-level-style-bullet text:level="6" text:style-name="List5Level5" text:bullet-char="■">
        <style:list-level-properties text:space-before="7.303cm"/>
        <style:text-properties fo:font-family="Verdana" style:font-family-generic="swiss"/>
      </text:list-level-style-bullet>
      <text:list-level-style-bullet text:level="7" text:style-name="List5Level6" text:bullet-char="●">
        <style:list-level-properties text:space-before="8.255cm"/>
        <style:text-properties fo:font-family="Verdana" style:font-family-generic="swiss"/>
      </text:list-level-style-bullet>
      <text:list-level-style-bullet text:level="8" text:style-name="List5Level7" text:bullet-char="○">
        <style:list-level-properties text:space-before="9.525cm"/>
        <style:text-properties fo:font-family="Verdana" style:font-family-generic="swiss"/>
      </text:list-level-style-bullet>
      <text:list-level-style-bullet text:level="9" text:style-name="List5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fo:font-family="Verdana" style:font-family-generic="swiss"/>
      </text:list-level-style-bullet>
      <text:list-level-style-bullet text:level="2" text:style-name="List6Level1" text:bullet-char="◦">
        <style:list-level-properties text:space-before="1.905cm"/>
        <style:text-properties fo:font-family="Verdana" style:font-family-generic="swiss"/>
      </text:list-level-style-bullet>
      <text:list-level-style-bullet text:level="3" text:style-name="List6Level2" text:bullet-char="▪">
        <style:list-level-properties text:space-before="3.493cm"/>
        <style:text-properties fo:font-family="Verdana" style:font-family-generic="swiss"/>
      </text:list-level-style-bullet>
      <text:list-level-style-bullet text:level="4" text:style-name="List6Level3" text:bullet-char="•">
        <style:list-level-properties text:space-before="4.445cm"/>
        <style:text-properties fo:font-family="Verdana" style:font-family-generic="swiss"/>
      </text:list-level-style-bullet>
      <text:list-level-style-bullet text:level="5" text:style-name="List6Level4" text:bullet-char="◦">
        <style:list-level-properties text:space-before="5.715cm"/>
        <style:text-properties fo:font-family="Verdana" style:font-family-generic="swiss"/>
      </text:list-level-style-bullet>
      <text:list-level-style-bullet text:level="6" text:style-name="List6Level5" text:bullet-char="▪">
        <style:list-level-properties text:space-before="7.303cm"/>
        <style:text-properties fo:font-family="Verdana" style:font-family-generic="swiss"/>
      </text:list-level-style-bullet>
      <text:list-level-style-bullet text:level="7" text:style-name="List6Level6" text:bullet-char="•">
        <style:list-level-properties text:space-before="8.255cm"/>
        <style:text-properties fo:font-family="Verdana" style:font-family-generic="swiss"/>
      </text:list-level-style-bullet>
      <text:list-level-style-bullet text:level="8" text:style-name="List6Level7" text:bullet-char="◦">
        <style:list-level-properties text:space-before="9.525cm"/>
        <style:text-properties fo:font-family="Verdana" style:font-family-generic="swiss"/>
      </text:list-level-style-bullet>
      <text:list-level-style-bullet text:level="9" text:style-name="List6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3.493cm"/>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4.445cm"/>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5.715cm"/>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7.303cm"/>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8.255cm"/>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9.525cm"/>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499cm" style:num-format="1" text:number-position="left" text:increment="5"/>
  </office:styles>
  <office:automatic-styles>
    <style:style style:name="MP1" style:family="paragraph" style:parent-style-name="Footer">
      <style:text-properties officeooo:paragraph-rsid="0368c6e5"/>
    </style:style>
    <style:style style:name="MT1" style:family="text">
      <style:text-properties fo:font-size="10.5pt" officeooo:rsid="03ae769f" style:font-size-asian="10.5pt" style:font-size-complex="10.5pt"/>
    </style:style>
    <style:page-layout style:name="Mpm1">
      <style:page-layout-properties fo:page-width="21.006cm" fo:page-height="29.693cm" style:num-format="1" style:print-orientation="portrait" fo:margin-top="3.81cm" fo:margin-bottom="3.81cm" fo:margin-left="4.013cm" fo:margin-right="4.013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09cm" style:distance-before-sep="0.457cm" style:distance-after-sep="0.102cm" style:line-style="none" style:adjustment="left" style:rel-width="25%" style:color="#000000"/>
      </style:page-layout-properties>
      <style:header-style/>
      <style:footer-style>
        <style:header-footer-properties fo:min-height="1.094cm" fo:margin-left="0cm" fo:margin-right="0cm" fo:margin-top="0.991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3.81cm" fo:margin-bottom="3.81cm" fo:margin-left="4.013cm" fo:margin-right="4.013cm" style:writing-mode="lr-tb" style:footnote-max-height="0cm">
        <style:footnote-sep style:width="0.009cm" style:distance-before-sep="0.457cm" style:distance-after-sep="0.102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gradecimientos</text:span><text:tab/><text:tab/><text:page-number style:num-format="i" text:select-page="current">vi</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5-03-22T21:05:40.599730453</meta:creation-date>
    <meta:editing-cycles>1</meta:editing-cycles>
    <meta:editing-duration>P0D</meta:editing-duration>
    <dc:title>Agradecimientos</dc:title>
    <dc:subject>Buen Conocer / FLOK Society</dc:subject>
    <meta:keyword>gracias</meta:keyword>
    <meta:keyword>FLOK</meta:keyword>
    <meta:keyword>instituciones</meta:keyword>
    <meta:keyword>movimientos</meta:keyword>
    <meta:keyword>personas</meta:keyword>
    <dc:description>Más de mil quinientas personas han participado en las diferentes fases de este proceso que sintetizamos aquí pero que no ha concluido. Queremos dar las gracias a todas ellas por su esfuerzo y apoyo, sin el cual no se habría podido realizar esta obra colectiva. Resulta imposible agradecer todos y cada uno de los miles de detalles que construyeron esta realidad, aunque sí deseábamos hacer explícito nuestro reconocimiento a las personas que más han dedicado amor y vida para impulsar este proceso. Sirvan estas páginas como reconocimiento incompleto de su aportación y complicidad.</dc:description>
    <meta:document-statistic meta:table-count="0" meta:image-count="0" meta:object-count="0" meta:page-count="6" meta:paragraph-count="28" meta:word-count="1279" meta:character-count="9075" meta:non-whitespace-character-count="7829"/>
    <meta:user-defined meta:name="Author">FLOK Society</meta:user-defined>
    <meta:user-defined meta:name="Editors">David Vila-Viñas, Xabier E. Barandiaran</meta:user-defined>
    <meta:user-defined meta:name="How to cite this document"/>
    <meta:user-defined meta:name="Licence">Copyright/Copyleft 2015 FLOK Society / Buen Conocer, Alan Lazalde, Jenny Torres, David Vila-Viñas, bajo las licencias Creative Commons BY-SA (Reconocimiento compartir Igual) Ecuatoriana (v.3.0) e Internacional (v.4.0) y GFDL (Licencia de Documentación Libre de GNU):CC BY-SA: Creative Commons Reconocimiento Compartir Igual 3.0 Ecuador y Creative Commons Reconocimiento Compartir Igual 4.0 Internacional 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los siguientes enlaces: https://creativecommons.org/licenses/by-sa/4.0/deed.es_ES y http://creativecommons.org/licenses/by-sa/3.0/ec/legalcodeGFDL: Licencia de Documentación Libre de GNU 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Una copia de la licencia se puede encontrar en http://www.gnu.org/copyleft/fdl.html</meta:user-defined>
    <meta:user-defined meta:name="URL" meta:value-type="string"/>
  </office:meta>
</office:document-meta>
</file>